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7508in"/>
    </style:style>
    <style:style style:name="co6" style:family="table-column">
      <style:table-column-properties fo:break-before="auto" style:column-width="1.3327in"/>
    </style:style>
    <style:style style:name="co7" style:family="table-column">
      <style:table-column-properties fo:break-before="auto" style:column-width="1.1827in"/>
    </style:style>
    <style:style style:name="co8" style:family="table-column">
      <style:table-column-properties fo:break-before="auto" style:column-width="2.3618in"/>
    </style:style>
    <style:style style:name="co9" style:family="table-column">
      <style:table-column-properties fo:break-before="auto" style:column-width="2.6728in"/>
    </style:style>
    <style:style style:name="co10" style:family="table-column">
      <style:table-column-properties fo:break-before="auto" style:column-width="2.8445in"/>
    </style:style>
    <style:style style:name="co11" style:family="table-column">
      <style:table-column-properties fo:break-before="auto" style:column-width="1.1398in"/>
    </style:style>
    <style:style style:name="co12" style:family="table-column">
      <style:table-column-properties fo:break-before="auto" style:column-width="2.7161in"/>
    </style:style>
    <style:style style:name="co13" style:family="table-column">
      <style:table-column-properties fo:break-before="auto" style:column-width="1.0327in"/>
    </style:style>
    <style:style style:name="co14" style:family="table-column">
      <style:table-column-properties fo:break-before="auto" style:column-width="2.5654in"/>
    </style:style>
    <style:style style:name="co15" style:family="table-column">
      <style:table-column-properties fo:break-before="auto" style:column-width="2.1437in"/>
    </style:style>
    <style:style style:name="co16" style:family="table-column">
      <style:table-column-properties fo:break-before="auto" style:column-width="0.389in"/>
    </style:style>
    <style:style style:name="co17" style:family="table-column">
      <style:table-column-properties fo:break-before="auto" style:column-width="4.4957in"/>
    </style:style>
    <style:style style:name="co18"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6.0839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4.6846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4">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Text</text:p>
          </table:table-cell>
          <table:table-cell/>
          <table:table-cell office:value-type="string" calcext:value-type="string">
            <text:p>nil</text:p>
          </table:table-cell>
          <table:table-cell table:number-columns-repeated="1020"/>
        </table:table-row>
        <table:table-row table:style-name="ro1">
          <table:table-cell office:value-type="string" calcext:value-type="string">
            <text:p>MultiLine</text:p>
          </table:table-cell>
          <table:table-cell/>
          <table:table-cell office:value-type="string" calcext:value-type="string">
            <text:p>nil</text:p>
          </table:table-cell>
          <table:table-cell table:number-columns-repeated="1020"/>
        </table:table-row>
      </table:table>
      <table:table table:name="CONTAINERS" table:style-name="ta1">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5">
          <table:table-cell office:value-type="string" calcext:value-type="string">
            <text:p>V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row table:style-name="ro5">
          <table:table-cell office:value-type="string" calcext:value-type="string">
            <text:p>H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
      <table:table table:name="DIALOGS" table:style-name="ta1">
        <table:table-column table:style-name="co1" table:default-cell-style-name="ce3"/>
        <table:table-column table:style-name="co7" table:default-cell-style-name="ce3"/>
        <table:table-column table:style-name="co4" table:number-columns-repeated="1022"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6">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4"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3">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3">
          <table:table-cell office:value-type="string" calcext:value-type="string">
            <text:p>ADDFORMATTAG_HANDLE</text:p>
          </table:table-cell>
          <table:table-cell table:number-columns-repeated="5"/>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7">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8">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8">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9">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7">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7"/>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7"/>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10">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10">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1">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number-columns-repeated="7"/>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10">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2">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3">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2">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8">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3">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4">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3">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6">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10">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number-columns-repeated="7"/>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5">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6">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3">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0">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6">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9">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8" table:default-cell-style-name="Default"/>
        <table:table-column table:style-name="co4" table:number-columns-repeated="1023"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table:number-columns-repeated="1012"/>
        </table:table-row>
        <table:table-row table:style-name="ro1">
          <table:table-cell office:value-type="string" calcext:value-type="string">
            <text:p>ACTIV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ACTIVE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ADDFORMATTA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DDFORMATTAG_HANDL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LIGNMENT</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APPEN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UTO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ACKGROU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GCOLOR</text:p>
          </table:table-cell>
          <table:table-cell/>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number-columns-repeated="1012"/>
        </table:table-row>
        <table:table-row table:style-name="ro1">
          <table:table-cell office:value-type="string" calcext:value-type="string">
            <text:p>BORDER</text:p>
          </table:table-cell>
          <table:table-cell table:number-columns-repeated="3"/>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BORDER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PP</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RINGFRO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AN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2"/>
        </table:table-row>
        <table:table-row table:style-name="ro1">
          <table:table-cell office:value-type="string" calcext:value-type="string">
            <text:p>CARE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ARET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HANGECAS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HANNELS</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LEARCACH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LIENTOFFSET</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ENTSIZ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PBOA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OMPOSIT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NTRO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UEBANN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URSO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HEIGH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LIMIT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DRA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SIMUL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NT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SC</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HI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PI</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DRAGCURSOR</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MOV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FILESTARGET</text:p>
          </table:table-cell>
          <table:table-cell table:number-columns-repeated="2"/>
          <table:table-cell table:number-columns-repeated="2"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DROPTARGET</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ELLIPSI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EXPAND</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EXPANDCHILDRE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FGCOLOR</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FILT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FONT</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FAC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TYL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OUNDRY</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ULLSCREE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EIGH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ELP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ASK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ITLE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OMOGENEOUS</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OTSPO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W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MAG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SER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MARKUP</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MASK</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X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AT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DIACTIV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RRAN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HIL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I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OSEAL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NEX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ULTILIN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ATIVE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OHIDESEL</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ORMALIZESIZE</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PACIT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PACIT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RIENTATIO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RIGINAL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OVERWRIT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PARENTDIALOG</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ASSWO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LACEM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OSITION</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PROPAGATE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2"/>
        </table:table-row>
        <table:table-row table:style-name="ro1">
          <table:table-cell office:value-type="string" calcext:value-type="string">
            <text:p>RASTERSIZE</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READONLY</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MOVE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SHAP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RE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AVE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UND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CALED</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SCREENPOSITI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SCROLLBA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EDTEX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PARAT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APE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NO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RINK</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MULATE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LIG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U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I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AX</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WRAP</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TART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BSIZ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TASKBAR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ST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VALU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HEME</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TI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DELAY</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ON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MARKU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REC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TL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TOOL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OPMOS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DEL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MARKU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ALUEMASKE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COLUMN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LINE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WID</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WIDTH</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WORDWRAP</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X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ZORDE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
      <table:table table:name="CALLBACKS" table:style-name="ta1">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4"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9">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6">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3">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7">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5">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6">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6">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6">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6">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9">
          <table:table-cell office:value-type="string" calcext:value-type="string">
            <text:p>DROPFILES_CB</text:p>
          </table:table-cell>
          <table:table-cell/>
          <table:table-cell office:value-type="string" calcext:value-type="string">
            <text:p>Ih: PIhandle, filename: cstring, num, x, y: 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7">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6">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void</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7">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6">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3">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5">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3">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13">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4">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7">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
      <table:table table:name="CB_MAP" table:style-name="ta1">
        <office:forms form:automatic-focus="false" form:apply-design-mode="false"/>
        <table:table-column table:style-name="co18" table:default-cell-style-name="Default"/>
        <table:table-column table:style-name="co16"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table:number-columns-repeated="1017"/>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3"/>
          <table:table-cell table:number-columns-repeated="2" office:value-type="string" calcext:value-type="string">
            <text:p>x</text:p>
          </table:table-cell>
          <table:table-cell table:number-columns-repeated="1017"/>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LOS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PYDATA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STROY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DRAGBEGI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SIZE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END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FILES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MOTIO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GETFOCUS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HELP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K_ANY</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KILLFOCUS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LEAVEWINDOW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MAP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MDI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PIN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RAYCLICK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UNMAP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VALUECHANGED_CB</text:p>
          </table:table-cell>
          <table:table-cell table:number-columns-repeated="4"/>
          <table:table-cell table:number-columns-repeated="2" office:value-type="string" calcext:value-type="string">
            <text:p>x</text:p>
          </table:table-cell>
          <table:table-cell table:number-columns-repeated="1017"/>
        </table:table-row>
      </table:table>
      <table:named-expressions/>
      <table:database-ranges>
        <table:database-range table:name="__Anonymous_Sheet_DB__3" table:target-range-address="ATTRIBUTES.A1:ATTRIBUTES.I197">
          <table:sort>
            <table:sort-by table:field-number="0" table:data-type="automatic"/>
          </table:sort>
        </table:database-range>
        <table:database-range table:name="__Anonymous_Sheet_DB__4" table:target-range-address="ATTR_MAP.A1:ATTR_MAP.L197">
          <table:sort>
            <table:sort-by table:field-number="0" table:data-type="automatic"/>
          </table:sort>
        </table:database-range>
        <table:database-range table:name="__Anonymous_Sheet_DB__5" table:target-range-address="CALLBACKS.A1:CALLBACKS.E34">
          <table:sort>
            <table:sort-by table:field-number="0" table:data-type="automatic"/>
          </table:sort>
        </table:database-range>
        <table:database-range table:name="__Anonymous_Sheet_DB__6" table:target-range-address="CB_MAP.A1:CB_MAP.G34">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6">00/00/0000</text:date>, <text:time style:data-style-name="N2" text:time-value="15:15:26.9271431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26T16:10:26.500826307</dc:date>
    <meta:editing-duration>PT15H52M41S</meta:editing-duration>
    <meta:editing-cycles>170</meta:editing-cycles>
    <meta:document-statistic meta:table-count="7" meta:cell-count="1498" meta:object-count="0"/>
  </office:meta>
</office:document-meta>
</file>